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84"/>
    <style:style style:name="ce8" style:family="table-cell" style:parent-style-name="Default" style:data-style-name="N41"/>
    <style:style style:name="ce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theatername</text:p>
          </table:table-cell>
          <table:table-cell table:style-name="ce5" office:value-type="string" calcext:value-type="string">
            <text:p>totalseats</text:p>
          </table:table-cell>
          <table:table-cell table:style-name="ce5" office:value-type="string" calcext:value-type="string">
            <text:p>theater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Movie Details</text:p>
          </table:table-cell>
          <table:covered-table-cell table:style-name="ce1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Movie Name</text:p>
          </table:table-cell>
          <table:table-cell table:style-name="ce5" office:value-type="string" calcext:value-type="string">
            <text:p>Movie Rating</text:p>
          </table:table-cell>
          <table:table-cell table:style-name="ce5" office:value-type="string" calcext:value-type="string">
            <text:p>Movie Poster (title)</text:p>
          </table:table-cell>
          <table:table-cell table:style-name="ce5" office:value-type="string" calcext:value-type="string">
            <text:p>Movie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office:value-type="string" calcext:value-type="string" table:number-columns-spanned="2" table:number-rows-spanned="1">
            <text:p>Movie Active Days</text:p>
          </table:table-cell>
          <table:covered-table-cell table:style-name="ce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StartFromDate</text:p>
          </table:table-cell>
          <table:table-cell table:style-name="ce5" office:value-type="string" calcext:value-type="string">
            <text:p>StartEndDate</text:p>
          </table:table-cell>
          <table:table-cell table:style-name="ce5" office:value-type="string" calcext:value-type="string">
            <text:p>MovieId</text:p>
          </table:table-cell>
          <table:table-cell table:style-name="ce5" office:value-type="string" calcext:value-type="string">
            <text:p>theaterid</text:p>
          </table:table-cell>
          <table:table-cell table:style-name="ce5" office:value-type="string" calcext:value-type="string">
            <text:p>MovieActive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table:style-name="ce1" office:value-type="float" office:value="3002" calcext:value-type="float">
            <text:p>3002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sangamm_theate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table:style-name="ce1" office:value-type="float" office:value="3005" calcext:value-type="float">
            <text:p>3005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04" calcext:value-type="date">
            <text:p>2016-12-0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table:style-name="ce1" office:value-type="float" office:value="3006" calcext:value-type="float">
            <text:p>3006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6" calcext:value-type="date">
            <text:p>2016-12-06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table:style-name="ce1" office:value-type="float" office:value="3007" calcext:value-type="float">
            <text:p>3007</text:p>
          </table:table-cell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3" calcext:value-type="date">
            <text:p>2016-12-03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4"/>
          <table:table-cell table:style-name="ce1" office:value-type="float" office:value="3008" calcext:value-type="float">
            <text:p>3008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3" calcext:value-type="date">
            <text:p>2016-12-03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4"/>
          <table:table-cell table:style-name="ce1" office:value-type="float" office:value="3009" calcext:value-type="float">
            <text:p>3009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5" calcext:value-type="date">
            <text:p>2016-12-05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4"/>
          <table:table-cell table:style-name="ce1" office:value-type="float" office:value="3010" calcext:value-type="float">
            <text:p>3010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5" calcext:value-type="date">
            <text:p>2016-12-05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4"/>
          <table:table-cell table:style-name="ce1" office:value-type="float" office:value="3011" calcext:value-type="float">
            <text:p>3011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4" calcext:value-type="date">
            <text:p>2016-12-04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4"/>
          <table:table-cell table:style-name="ce1" office:value-type="float" office:value="3012" calcext:value-type="float">
            <text:p>3012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4" calcext:value-type="date">
            <text:p>2016-12-04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table:style-name="ce1" office:value-type="float" office:value="3013" calcext:value-type="float">
            <text:p>3013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4"/>
          <table:table-cell table:style-name="ce1" office:value-type="float" office:value="3014" calcext:value-type="float">
            <text:p>3014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gadamba_complex</text:p>
          </table:table-cell>
        </table:table-row>
        <table:table-row table:style-name="ro2">
          <table:table-cell table:style-name="ce2" office:value-type="string" calcext:value-type="string">
            <text:p>Active Show Timings</text:p>
          </table:table-cell>
          <table:table-cell table:number-columns-repeated="13"/>
          <table:table-cell office:value-type="string" calcext:value-type="string">
            <text:p>jagadamba_complex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7"/>
          <table:table-cell office:value-type="string" calcext:value-type="string">
            <text:p>urvasi</text:p>
          </table:table-cell>
        </table:table-row>
        <table:table-row table:style-name="ro1">
          <table:table-cell table:style-name="ce3" office:value-type="string" calcext:value-type="string">
            <text:p>Theater Show Timings</text:p>
          </table:table-cell>
          <table:table-cell table:style-name="ce3" office:value-type="string" calcext:value-type="string">
            <text:p>Movie Active Days</text:p>
          </table:table-cell>
          <table:table-cell table:style-name="ce3" office:value-type="string" calcext:value-type="string">
            <text:p>Active Show ID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/>
          <table:table-cell table:style-name="ce5" office:value-type="string" calcext:value-type="string">
            <text:p>Theater Base</text:p>
          </table:table-cell>
          <table:table-cell/>
          <table:table-cell table:style-name="ce5" office:value-type="string" calcext:value-type="string">
            <text:p>Showname</text:p>
          </table:table-cell>
          <table:table-cell table:style-name="ce5" office:value-type="string" calcext:value-type="string">
            <text:p>Showtime</text:p>
          </table:table-cell>
          <table:table-cell table:style-name="ce9" office:value-type="string" calcext:value-type="string">
            <text:p>Theater Show Timings Id</text:p>
          </table:table-cell>
          <table:table-cell table:number-columns-repeated="5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5002" calcext:value-type="float">
            <text:p>5002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02" calcext:value-type="float">
            <text:p>3002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04" calcext:value-type="float">
            <text:p>3004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004" calcext:value-type="float">
            <text:p>300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003" calcext:value-type="float">
            <text:p>300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003" calcext:value-type="float">
            <text:p>3003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003" calcext:value-type="float">
            <text:p>3003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03" calcext:value-type="float">
            <text:p>3003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05" calcext:value-type="float">
            <text:p>3005</text:p>
          </table:table-cell>
          <table:table-cell office:value-type="float" office:value="5017" calcext:value-type="float">
            <text:p>5017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05" calcext:value-type="float">
            <text:p>3005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07" calcext:value-type="float">
            <text:p>300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07" calcext:value-type="float">
            <text:p>3007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07" calcext:value-type="float">
            <text:p>300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07" calcext:value-type="float">
            <text:p>3007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2:32:03.95558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16T13:04:21.037491139</dc:date>
    <meta:editing-duration>PT4H27M11S</meta:editing-duration>
    <meta:editing-cycles>13</meta:editing-cycles>
    <meta:generator>LibreOffice/5.1.4.2$Linux_X86_64 LibreOffice_project/10m0$Build-2</meta:generator>
    <meta:document-statistic meta:table-count="1" meta:cell-count="369" meta:object-count="0"/>
  </office:meta>
</office:document-meta>
</file>